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color="#FF0000"/>
    </style:style>
    <style:style style:name="T4" style:parent-style-name="Policepardéfaut" style:family="text">
      <style:text-properties fo:font-weight="bold" style:font-weight-asian="bold" style:font-weight-complex="bold" fo:color="#FF0000"/>
    </style:style>
    <style:style style:name="T5" style:parent-style-name="Policepardéfaut" style:family="text">
      <style:text-properties fo:font-weight="bold" style:font-weight-asian="bold" style:font-weight-complex="bold" fo:color="#FF00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 fo:color="#FF0000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list-style-name="LFO8" style:family="paragraph"/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 fo:color="#FF0000"/>
    </style:style>
    <style:style style:name="T13" style:parent-style-name="Policepardéfaut" style:family="text">
      <style:text-properties fo:font-weight="bold" style:font-weight-asian="bold" style:font-weight-complex="bold" fo:color="#FF0000"/>
    </style:style>
    <style:style style:name="T14" style:parent-style-name="Policepardéfaut" style:family="text">
      <style:text-properties fo:font-weight="bold" style:font-weight-asian="bold" style:font-weight-complex="bold" fo:color="#FF0000"/>
    </style:style>
    <style:style style:name="P15" style:parent-style-name="Textbody" style:list-style-name="LFO8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Textbody" style:list-style-name="LFO8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Textbody" style:list-style-name="LFO8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P22" style:parent-style-name="Textbody" style:list-style-name="LFO9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style:font-weight-complex="bold" fo:color="#FF0000"/>
    </style:style>
    <style:style style:name="P24" style:parent-style-name="Textbody" style:list-style-name="LFO9" style:family="paragraph">
      <style:paragraph-properties fo:margin-bottom="0in"/>
    </style:style>
    <style:style style:name="T25" style:parent-style-name="Policepardéfaut" style:family="text">
      <style:text-properties fo:font-weight="bold" style:font-weight-asian="bold" style:font-weight-complex="bold" fo:color="#FF0000"/>
    </style:style>
    <style:style style:name="P26" style:parent-style-name="Textbody" style:list-style-name="LFO9" style:family="paragraph">
      <style:paragraph-properties fo:margin-bottom="0in"/>
    </style:style>
    <style:style style:name="T27" style:parent-style-name="Policepardéfaut" style:family="text">
      <style:text-properties fo:font-weight="bold" style:font-weight-asian="bold" style:font-weight-complex="bold" fo:color="#FF0000"/>
    </style:style>
    <style:style style:name="P28" style:parent-style-name="Textbody" style:list-style-name="LFO9" style:family="paragraph">
      <style:paragraph-properties fo:margin-bottom="0in"/>
    </style:style>
    <style:style style:name="T29" style:parent-style-name="Policepardéfaut" style:family="text">
      <style:text-properties fo:font-weight="bold" style:font-weight-asian="bold" style:font-weight-complex="bold" fo:color="#FF0000"/>
    </style:style>
    <style:style style:name="P30" style:parent-style-name="Textbody" style:list-style-name="LFO9" style:family="paragraph">
      <style:paragraph-properties fo:margin-bottom="0in"/>
    </style:style>
    <style:style style:name="T31" style:parent-style-name="Policepardéfaut" style:family="text">
      <style:text-properties fo:font-weight="bold" style:font-weight-asian="bold" style:font-weight-complex="bold" fo:color="#FF0000"/>
    </style:style>
    <style:style style:name="P32" style:parent-style-name="Textbody" style:list-style-name="LFO9" style:family="paragraph">
      <style:paragraph-properties fo:margin-bottom="0in"/>
    </style:style>
    <style:style style:name="P33" style:parent-style-name="Textbody" style:list-style-name="LFO9" style:family="paragraph">
      <style:paragraph-properties fo:margin-bottom="0in"/>
    </style:style>
    <style:style style:name="P34" style:parent-style-name="Textbody" style:list-style-name="LFO9" style:family="paragraph">
      <style:paragraph-properties fo:margin-bottom="0in"/>
    </style:style>
    <style:style style:name="P35" style:parent-style-name="Textbody" style:list-style-name="LFO9" style:family="paragraph">
      <style:paragraph-properties fo:margin-bottom="0in"/>
    </style:style>
    <style:style style:name="P36" style:parent-style-name="Textbody" style:list-style-name="LFO9" style:family="paragraph">
      <style:paragraph-properties fo:margin-bottom="0in"/>
    </style:style>
    <style:style style:name="P37" style:parent-style-name="Textbody" style:list-style-name="LFO9" style:family="paragraph">
      <style:paragraph-properties fo:margin-bottom="0in"/>
    </style:style>
    <style:style style:name="P38" style:parent-style-name="Textbody" style:list-style-name="LFO9" style:family="paragraph">
      <style:paragraph-properties fo:margin-bottom="0in"/>
    </style:style>
    <style:style style:name="T39" style:parent-style-name="Policepardéfaut" style:family="text">
      <style:text-properties fo:font-weight="bold" style:font-weight-asian="bold" style:font-weight-complex="bold" fo:color="#FF0000"/>
    </style:style>
    <style:style style:name="T40" style:parent-style-name="Policepardéfaut" style:family="text">
      <style:text-properties fo:font-weight="bold" style:font-weight-asian="bold" style:font-weight-complex="bold" fo:color="#FF0000"/>
    </style:style>
    <style:style style:name="P41" style:parent-style-name="Textbody" style:list-style-name="LFO9" style:family="paragraph">
      <style:paragraph-properties fo:margin-bottom="0in"/>
    </style:style>
    <style:style style:name="P42" style:parent-style-name="Textbody" style:list-style-name="LFO9" style:family="paragraph">
      <style:paragraph-properties fo:margin-bottom="0in"/>
    </style:style>
    <style:style style:name="P43" style:parent-style-name="Textbody" style:list-style-name="LFO9" style:family="paragraph">
      <style:paragraph-properties fo:margin-bottom="0in"/>
    </style:style>
    <style:style style:name="T44" style:parent-style-name="Policepardéfaut" style:family="text">
      <style:text-properties fo:font-weight="bold" style:font-weight-asian="bold" style:font-weight-complex="bold" fo:color="#FF0000"/>
    </style:style>
    <style:style style:name="T45" style:parent-style-name="Policepardéfaut" style:family="text">
      <style:text-properties fo:font-weight="bold" style:font-weight-asian="bold" style:font-weight-complex="bold" fo:color="#FF0000"/>
    </style:style>
    <style:style style:name="P46" style:parent-style-name="Textbody" style:list-style-name="LFO9" style:family="paragraph">
      <style:paragraph-properties fo:margin-bottom="0in"/>
    </style:style>
    <style:style style:name="P47" style:parent-style-name="Textbody" style:list-style-name="LFO9" style:family="paragraph">
      <style:paragraph-properties fo:margin-bottom="0in"/>
      <style:text-properties fo:font-style="italic" style:font-style-asian="italic" style:font-style-complex="italic"/>
    </style:style>
    <style:style style:name="P48" style:parent-style-name="Textbody" style:list-style-name="LFO9" style:family="paragraph">
      <style:paragraph-properties fo:margin-bottom="0in"/>
    </style:style>
    <style:style style:name="T49" style:parent-style-name="Policepardéfaut" style:family="text">
      <style:text-properties fo:font-weight="bold" style:font-weight-asian="bold" style:font-weight-complex="bold" fo:color="#FF0000"/>
    </style:style>
    <style:style style:name="P50" style:parent-style-name="Textbody" style:list-style-name="LFO9" style:family="paragraph">
      <style:paragraph-properties fo:margin-bottom="0in"/>
    </style:style>
    <style:style style:name="T51" style:parent-style-name="Policepardéfaut" style:family="text">
      <style:text-properties fo:font-weight="bold" style:font-weight-asian="bold" style:font-weight-complex="bold" fo:color="#FF0000"/>
    </style:style>
    <style:style style:name="P52" style:parent-style-name="Textbody" style:list-style-name="LFO9" style:family="paragraph">
      <style:paragraph-properties fo:margin-bottom="0in"/>
    </style:style>
    <style:style style:name="P53" style:parent-style-name="Textbody" style:list-style-name="LFO9" style:family="paragraph">
      <style:paragraph-properties fo:margin-bottom="0in"/>
    </style:style>
    <style:style style:name="T54" style:parent-style-name="Policepardéfaut" style:family="text">
      <style:text-properties fo:font-weight="bold" style:font-weight-asian="bold" style:font-weight-complex="bold" fo:color="#FF0000"/>
    </style:style>
    <style:style style:name="P55" style:parent-style-name="Textbody" style:list-style-name="LFO9" style:family="paragraph">
      <style:paragraph-properties fo:margin-bottom="0in"/>
    </style:style>
    <style:style style:name="T56" style:parent-style-name="Policepardéfaut" style:family="text">
      <style:text-properties fo:font-weight="bold" style:font-weight-asian="bold" style:font-weight-complex="bold" fo:color="#FF0000"/>
    </style:style>
    <style:style style:name="P57" style:parent-style-name="Textbody" style:list-style-name="LFO9" style:family="paragraph">
      <style:paragraph-properties fo:margin-bottom="0in"/>
    </style:style>
    <style:style style:name="P58" style:parent-style-name="Textbody" style:list-style-name="LFO9" style:family="paragraph">
      <style:paragraph-properties fo:margin-bottom="0in"/>
    </style:style>
    <style:style style:name="T59" style:parent-style-name="Policepardéfaut" style:family="text">
      <style:text-properties fo:font-weight="bold" style:font-weight-asian="bold" style:font-weight-complex="bold" fo:color="#FF0000"/>
    </style:style>
    <style:style style:name="T60" style:parent-style-name="Policepardéfaut" style:family="text">
      <style:text-properties fo:font-weight="bold" style:font-weight-asian="bold" style:font-weight-complex="bold" fo:color="#FF0000"/>
    </style:style>
    <style:style style:name="T61" style:parent-style-name="Policepardéfaut" style:family="text">
      <style:text-properties fo:color="#FF0000"/>
    </style:style>
    <style:style style:name="P62" style:parent-style-name="Textbody" style:list-style-name="LFO9" style:family="paragraph">
      <style:paragraph-properties fo:margin-bottom="0in"/>
    </style:style>
    <style:style style:name="T63" style:parent-style-name="Policepardéfaut" style:family="text">
      <style:text-properties fo:color="#FF0000"/>
    </style:style>
    <style:style style:name="T64" style:parent-style-name="Policepardéfaut" style:family="text">
      <style:text-properties fo:font-weight="bold" style:font-weight-asian="bold" style:font-weight-complex="bold" fo:color="#FF0000"/>
    </style:style>
    <style:style style:name="P65" style:parent-style-name="Textbody" style:list-style-name="LFO9" style:family="paragraph">
      <style:paragraph-properties fo:margin-bottom="0in"/>
    </style:style>
    <style:style style:name="T66" style:parent-style-name="Policepardéfaut" style:family="text">
      <style:text-properties fo:color="#FF0000"/>
    </style:style>
    <style:style style:name="T67" style:parent-style-name="Policepardéfaut" style:family="text">
      <style:text-properties fo:font-weight="bold" style:font-weight-asian="bold" style:font-weight-complex="bold" fo:color="#FF0000"/>
    </style:style>
    <style:style style:name="P68" style:parent-style-name="Textbody" style:list-style-name="LFO9" style:family="paragraph">
      <style:paragraph-properties fo:margin-bottom="0in"/>
    </style:style>
    <style:style style:name="T69" style:parent-style-name="Policepardéfaut" style:family="text">
      <style:text-properties fo:font-weight="bold" style:font-weight-asian="bold" style:font-weight-complex="bold" fo:color="#FF0000"/>
    </style:style>
    <style:style style:name="T70" style:parent-style-name="Policepardéfaut" style:family="text">
      <style:text-properties fo:color="#FF0000"/>
    </style:style>
    <style:style style:name="P71" style:parent-style-name="Textbody" style:list-style-name="LFO9" style:family="paragraph">
      <style:paragraph-properties fo:margin-bottom="0in"/>
    </style:style>
    <style:style style:name="T72" style:parent-style-name="Policepardéfaut" style:family="text">
      <style:text-properties fo:font-weight="bold" style:font-weight-asian="bold" style:font-weight-complex="bold" fo:color="#FF0000"/>
    </style:style>
    <style:style style:name="P73" style:parent-style-name="Textbody" style:family="paragraph">
      <style:paragraph-properties fo:margin-bottom="0in"/>
      <style:text-properties fo:font-weight="bold" style:font-weight-asian="bold" style:font-weight-complex="bold" fo:color="#FF0000"/>
    </style:style>
    <style:style style:name="P74" style:parent-style-name="Textbody" style:family="paragraph">
      <style:paragraph-properties fo:margin-bottom="0in"/>
      <style:text-properties fo:font-weight="bold" style:font-weight-asian="bold" style:font-weight-complex="bold" fo:color="#FF0000"/>
    </style:style>
    <style:style style:name="P75" style:parent-style-name="Textbody" style:family="paragraph">
      <style:paragraph-properties fo:margin-bottom="0in"/>
      <style:text-properties fo:font-weight="bold" style:font-weight-asian="bold" style:font-weight-complex="bold" fo:color="#FF0000"/>
    </style:style>
    <style:style style:name="P76" style:parent-style-name="Textbody" style:family="paragraph">
      <style:paragraph-properties fo:margin-bottom="0in"/>
    </style:style>
  </office:automatic-styles>
  <office:body>
    <office:text text:use-soft-page-breaks="true">
      <text:p text:style-name="P1"/>
      <text:p text:style-name="Standard"/>
      <text:p text:style-name="Textbody"/>
      <text:section text:name="Sect1" text:style-name="S1">
        <text:p text:style-name="Textbody"><text:span text:style-name="T2">A envoyer : Fichier Source (Fichier Word ou Latex ou OpenOffice)<text:s/></text:span><text:span text:style-name="T3">(</text:span><text:span text:style-name="T4">OK</text:span><text:span text:style-name="T5">)<text:s/></text:span><text:span text:style-name="T6">ET fichier PDF<text:s/></text:span><text:span text:style-name="T7">(OK)</text:span></text:p>
        <text:p text:style-name="P8">Tous les fichiers tests avec l’arborescence suivante :</text:p>
        <text:list text:style-name="LFO8" text:continue-numbering="true">
          <text:list-item>
            <text:p text:style-name="P9"><text:span text:style-name="T10">Un sous-dossier par élément constitutif du projet. Dans chaque<text:s/></text:span><text:span text:style-name="T11">sous-dossier, il doit y avoir :<text:s/></text:span><text:span text:style-name="T12">(</text:span><text:span text:style-name="T13">Pas fourni mais vous n’avez pas développé de fonctions !</text:span><text:span text:style-name="T14">)</text:span></text:p>
            <text:list text:continue-numbering="true">
              <text:list-item>
                <text:p text:style-name="P15"><text:span text:style-name="T16">Le fichier qui permet de tester l’élément<text:s/></text:span></text:p>
              </text:list-item>
              <text:list-item>
                <text:p text:style-name="P17"><text:span text:style-name="T18">L’élément<text:s/></text:span></text:p>
              </text:list-item>
              <text:list-item>
                <text:p text:style-name="P19"><text:span text:style-name="T20">Les fichiers tests contenants les résultats des tests<text:s/></text:span></text:p>
              </text:list-item>
            </text:list>
          </text:list-item>
        </text:list>
        <text:p text:style-name="P21"/>
        <text:h text:style-name="Titre1" text:outline-level="1"><text:bookmark-start text:name="_Toc90366272"/>Second rendu<text:bookmark-end text:name="_Toc90366272"/></text:h>
        <text:h text:style-name="Titre2" text:outline-level="2"><text:bookmark-start text:name="_Toc90366273"/>Corps du texte<text:bookmark-end text:name="_Toc90366273"/></text:h>
        <text:list text:style-name="LFO9" text:continue-numbering="true">
          <text:list-item>
            <text:list>
              <text:list-item>
                <text:p text:style-name="P22">une page de garde<text:s/><text:span text:style-name="T23">(OK)</text:span></text:p>
              </text:list-item>
              <text:list-item>
                <text:p text:style-name="P24">des en-têtes et<text:s/>pieds de page<text:span text:style-name="T25">(OK)</text:span></text:p>
              </text:list-item>
              <text:list-item>
                <text:p text:style-name="P26">une table des matières automatisée<text:span text:style-name="T27">(OK)</text:span><text:s/></text:p>
              </text:list-item>
              <text:list-item>
                <text:p text:style-name="P28">une liste des figures automatisée en fin de document<text:span text:style-name="T29">(OK)</text:span></text:p>
              </text:list-item>
              <text:list-item>
                <text:p text:style-name="P30">Styles à définir et à utiliser dans tout le document<text:s/><text:span text:style-name="T31">(OK mais je pense que les titres sont le style prédéfinis et que vous n’en avez pas créé de nouveaux)</text:span></text:p>
                <text:list text:continue-numbering="true">
                  <text:list-item>
                    <text:p text:style-name="P32">mon_titre, mon_titre1, mon_titre2, etc...</text:p>
                  </text:list-item>
                  <text:list-item>
                    <text:p text:style-name="P33">texte_legende_figure, texte_legende_tableaux, etc...</text:p>
                  </text:list-item>
                  <text:list-item>
                    <text:p text:style-name="P34">texte_rapport</text:p>
                  </text:list-item>
                  <text:list-item>
                    <text:p text:style-name="P35">mon_titre_annexe, mon_titre_annexe1, mon_titre_annexe2, etc...</text:p>
                  </text:list-item>
                  <text:list-item>
                    <text:p text:style-name="P36">texte_annexe, texte_description_module, texte_test</text:p>
                  </text:list-item>
                  <text:list-item>
                    <text:p text:style-name="P37">etc.</text:p>
                  </text:list-item>
                </text:list>
              </text:list-item>
              <text:list-item>
                <text:p text:style-name="P38">une numérotation automatisée :<text:span text:style-name="T39"><text:s/></text:span><text:span text:style-name="T40">(OK)</text:span></text:p>
                <text:list text:continue-numbering="true">
                  <text:list-item>
                    <text:p text:style-name="P41"><text:s/>(insertion légende puis sélectionner figure) des figures</text:p>
                  </text:list-item>
                  <text:list-item>
                    <text:p text:style-name="P42">une numérotation automatisée (insertion légende puis sélectionner Tableau) des tableaux</text:p>
                  </text:list-item>
                </text:list>
              </text:list-item>
              <text:list-item>
                <text:p text:style-name="P43">des légendes :<text:span text:style-name="T44"><text:s/></text:span><text:span text:style-name="T45">(OK)</text:span></text:p>
                <text:list text:continue-numbering="true">
                  <text:list-item>
                    <text:p text:style-name="P46">à chaque figure</text:p>
                  </text:list-item>
                  <text:list-item>
                    <text:p text:style-name="P47">à chaque tableau<text:s/></text:p>
                  </text:list-item>
                </text:list>
              </text:list-item>
              <text:list-item>
                <text:p text:style-name="P48">un partie référence (nom de livres avec les pages intéressantes, url des pages utilisées, etc...)<text:s/><text:span text:style-name="T49">(OK)</text:span></text:p>
              </text:list-item>
              <text:list-item>
                <text:p text:style-name="P50">Des renvois dans le texte aux références bibliographiques<text:s/><text:span text:style-name="T51">(pas trouvé pour les renvois bibliographiques mais j’ai trouvé des renvois vers les annexes !)</text:span></text:p>
              </text:list-item>
              <text:list-item>
                <text:p text:style-name="P52">Fond :</text:p>
                <text:list text:continue-numbering="true">
                  <text:list-item>
                    <text:p text:style-name="P53">une première partie présentant tout le projet<text:s/><text:span text:style-name="T54">(OK)</text:span></text:p>
                  </text:list-item>
                  <text:list-item>
                    <text:p text:style-name="P55">un contenu expliquant tout ce que vous avez fait pour arriver au résultat proposé<text:s/><text:span text:style-name="T56">(Excellent vos graphes de pensée)</text:span></text:p>
                  </text:list-item>
                </text:list>
              </text:list-item>
              <text:list-item>
                <text:p text:style-name="P57"/>
              </text:list-item>
            </text:list>
          </text:list-item>
        </text:list>
        <text:h text:style-name="Titre2" text:outline-level="2"><text:bookmark-start text:name="_Toc90366274"/>Annexe<text:bookmark-end text:name="_Toc90366274"/>s</text:h>
        <text:list text:style-name="LFO9" text:continue-numbering="true">
          <text:list-item>
            <text:list>
              <text:list-item>
                <text:list>
                  <text:list-item>
                    <text:p text:style-name="P58">Un mode d’emploi pour utiliser votre application.<text:span text:style-name="T59"><text:s/></text:span><text:span text:style-name="T60">(OK)</text:span><text:span text:style-name="T61"><text:s/></text:span></text:p>
                  </text:list-item>
                  <text:list-item>
                    <text:p text:style-name="P62">1 page (au moins) pour chaque élément constitutif du projet<text:s/>(circuit Logisim, fonction informatique, etc.) <text:s/>créé avec clairement indiqué avec du texte les entrées-les sorties et ce que cet élément fait;<text:span text:style-name="T63"><text:s/></text:span><text:span text:style-name="T64">(pas trop fait … sur votre programme principal)</text:span></text:p>
                  </text:list-item>
                  <text:list-item>
                    <text:p text:style-name="P65">Les tests que vous avez effectués pour valider le fonctionnement de chaque élément.<text:span text:style-name="T66"><text:s/></text:span><text:span text:style-name="T67">(OK mais c’est pipo car il n’y a pas de calcul théorique pour les résultats attendus !)</text:span></text:p>
                  </text:list-item>
                  <text:list-item>
                    <text:p text:style-name="P68">Les tests que vous<text:s/>avez effectués pour valider le fonctionnement de l’application globale.<text:s/><text:span text:style-name="T69">(Idem)</text:span><text:span text:style-name="T70"><text:s/></text:span></text:p>
                  </text:list-item>
                  <text:list-item>
                    <text:p text:style-name="P71"><text:bookmark-start text:name="yui_3_17_2_1_1593690649080_30"/><text:bookmark-start text:name="yui_3_17_2_1_1593690649080_32"/><text:bookmark-end text:name="yui_3_17_2_1_1593690649080_30"/><text:bookmark-end text:name="yui_3_17_2_1_1593690649080_32"/>Un schéma global de l'application réalisée<text:s/><text:span text:style-name="T72">(Excellent)</text:span><text:s/></text:p>
                  </text:list-item>
                </text:list>
              </text:list-item>
            </text:list>
          </text:list-item>
        </text:list>
        <text:p text:style-name="P73">(très)<text:s/>bon travail mais vous êtes passé un peu à côté du sujet car il fallait faire une étude du spectre en fonction du nombre de bit pour voir si le timbre était respecté pour un q donné.</text:p>
        <text:p text:style-name="P74">D’ailleurs dans vos schémas initiaux, il manque le q dans les paramètres (en fait q dépend du nombre de bit et de l’amplitude maximale du signal)</text:p>
        <text:p text:style-name="P75"/>
        <text:p text:style-name="P7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Titre3" style:display-name="Titre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style:font-size-complex="10.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2F5496" style:font-size-complex="10.5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1F3763" style:font-size-complex="10.5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fo:color="#272727" fo:font-size="10.5pt" style:font-size-asian="10.5pt" style:font-size-complex="9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Titre4Car" style:display-name="Titre 4 Car" style:family="text" style:parent-style-name="Policepardéfaut">
      <style:text-properties style:font-name="Calibri Light" style:font-name-asian="Times New Roman" fo:font-style="italic" style:font-style-asian="italic" style:font-style-complex="italic" fo:color="#2F5496" style:font-size-complex="10.5pt"/>
    </style:style>
    <style:style style:name="Titre5Car" style:display-name="Titre 5 Car" style:family="text" style:parent-style-name="Policepardéfaut">
      <style:text-properties style:font-name="Calibri Light" style:font-name-asian="Times New Roman" fo:color="#2F5496" style:font-size-complex="10.5pt"/>
    </style:style>
    <style:style style:name="Titre6Car" style:display-name="Titre 6 Car" style:family="text" style:parent-style-name="Policepardéfaut">
      <style:text-properties style:font-name="Calibri Light" style:font-name-asian="Times New Roman" fo:color="#1F3763" style:font-size-complex="10.5pt"/>
    </style:style>
    <style:style style:name="Titre7Car" style:display-name="Titre 7 Car" style:family="text" style:parent-style-name="Policepardéfaut">
      <style:text-properties style:font-name="Calibri Light" style:font-name-asian="Times New Roman" fo:font-style="italic" style:font-style-asian="italic" style:font-style-complex="italic" fo:color="#1F3763" style:font-size-complex="10.5pt"/>
    </style:style>
    <style:style style:name="Titre8Car" style:display-name="Titre 8 Car" style:family="text" style:parent-style-name="Policepardéfaut">
      <style:text-properties style:font-name="Calibri Light" style:font-name-asian="Times New Roman" fo:color="#272727" fo:font-size="10.5pt" style:font-size-asian="10.5pt" style:font-size-complex="9.5pt"/>
    </style:style>
    <style:style style:name="Titre9Car" style:display-name="Titre 9 Car" style:family="text" style:parent-style-name="Policepardéfaut"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9.5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widows="2" fo:orphans="2" style:vertical-align="auto" fo:line-height="100%"/>
      <style:text-properties style:font-name-complex="Times New Roman" style:letter-kerning="false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size-complex="10.5pt" fo:hyphenate="false"/>
    </style:style>
    <text:list-style style:name="WW_OutlineListStyle_5" style:display-name="WW_OutlineListStyle_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rre SCHOTT</meta:initial-creator>
    <dc:creator>Pierre SCHOTT</dc:creator>
    <meta:creation-date>2022-04-27T06:18:00Z</meta:creation-date>
    <dc:date>2022-05-18T13:30:00Z</dc:date>
    <meta:template xlink:href="Normal.dotm" xlink:type="simple"/>
    <meta:editing-cycles>13</meta:editing-cycles>
    <meta:editing-duration>PT0S</meta:editing-duration>
    <meta:document-statistic meta:page-count="2" meta:paragraph-count="5" meta:word-count="403" meta:character-count="2619" meta:row-count="18" meta:non-whitespace-character-count="2221"/>
  </office:meta>
</office:document-meta>
</file>